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7.6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/>
          <table:table-cell office:value-type="float" office:value="20001">
            <text:p>20001</text:p>
          </table:table-cell>
          <table:table-cell office:value-type="float" office:value="300000000000016">
            <text:p>300000000000016</text:p>
          </table:table-cell>
          <table:table-cell office:value-type="string">
            <text:p>Test Org Unit</text:p>
          </table:table-cell>
        </table:table-row>
        <table:table-row table:style-name="ro1" table:number-rows-repeated="9983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  <table:database-ranges>
        <table:database-range table:target-range-address="Org_Units.B1:Org_Units.B10485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14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M59S</meta:editing-duration>
    <meta:editing-cycles>4</meta:editing-cycles>
    <meta:initial-creator>user user</meta:initial-creator>
    <dc:date>2020-10-26T13:58:48.41</dc:date>
    <dc:creator>Sachin Patel</dc:creator>
    <meta:document-statistic meta:table-count="2" meta:cell-count="11" meta:object-count="0"/>
  </office:meta>
</office:document-meta>
</file>